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000000" draw:fill-color="#81aca6" draw:textarea-horizontal-align="justify" draw:textarea-vertical-align="middle" draw:auto-grow-height="false" fo:min-height="1.408cm" fo:min-width="4.32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.237cm" loext:decorative="false"/>
      <style:paragraph-properties style:writing-mode="lr-tb"/>
    </style:style>
    <style:style style:name="gr3" style:family="graphic" style:parent-style-name="standard">
      <style:graphic-properties svg:stroke-color="#000000" draw:fill-color="#81aca6" draw:textarea-horizontal-align="justify" draw:textarea-vertical-align="middle" draw:auto-grow-height="false" fo:min-height="1.132cm" fo:min-width="4.05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855cm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81aca6" draw:textarea-horizontal-align="justify" draw:textarea-vertical-align="middle" draw:auto-grow-height="false" fo:min-height="0.718cm" fo:min-width="0.97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379cm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81aca6" draw:textarea-vertical-align="middle" loext:decorative="false"/>
    </style:style>
    <style:style style:name="gr9" style:family="graphic" style:parent-style-name="standard">
      <style:graphic-properties svg:stroke-color="#000000" draw:fill-color="#81aca6" draw:textarea-horizontal-align="justify" draw:textarea-vertical-align="middle" draw:auto-grow-height="false" fo:min-height="0.855cm" fo:min-width="1.913cm" loext:decorative="false"/>
      <style:paragraph-properties style:writing-mode="lr-tb"/>
    </style:style>
    <style:style style:name="gr10" style:family="graphic" style:parent-style-name="standard">
      <style:graphic-properties svg:stroke-color="#000000" draw:fill-color="#81aca6" draw:textarea-horizontal-align="justify" draw:textarea-vertical-align="middle" draw:auto-grow-height="false" fo:min-height="1.212cm" fo:min-width="2.745cm" loext:decorative="false"/>
      <style:paragraph-properties style:writing-mode="lr-tb"/>
    </style:style>
    <style:style style:name="P1" style:family="paragraph">
      <style:paragraph-properties fo:text-align="center"/>
      <style:text-properties fo:font-size="8.80000019073486pt"/>
    </style:style>
    <style:style style:name="P2" style:family="paragraph">
      <loext:graphic-properties draw:fill-color="#81aca6"/>
      <style:paragraph-properties fo:text-align="center"/>
      <style:text-properties fo:font-size="8.80000019073486pt"/>
    </style:style>
    <style:style style:name="P3" style:family="paragraph">
      <style:text-properties fo:font-size="8.80000019073486pt"/>
    </style:style>
    <style:style style:name="P4" style:family="paragraph">
      <loext:graphic-properties draw:fill="none" draw:fill-color="#ffffff"/>
      <style:text-properties fo:font-size="8.80000019073486pt"/>
    </style:style>
    <style:style style:name="P5" style:family="paragraph">
      <loext:graphic-properties draw:fill-color="#81aca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4.825cm" svg:height="1.658cm" svg:x="1.34cm" svg:y="6.631cm">
          <text:p text:style-name="P1">MUEBLES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897cm" svg:height="2.487cm" svg:x="1.608cm" svg:y="8.842cm">
          <draw:text-box>
            <text:p text:style-name="P3">NombreUnico</text:p>
            <text:p text:style-name="P3">Precio</text:p>
          </draw:text-box>
        </draw:frame>
        <draw:custom-shape draw:style-name="gr3" draw:text-style-name="P2" xml:id="id3" draw:id="id3" draw:layer="layout" svg:width="4.557cm" svg:height="1.382cm" svg:x="13.402cm" svg:y="6.631cm">
          <text:p text:style-name="P1">PIEZAS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557cm" svg:height="1.105cm" svg:x="13.67cm" svg:y="8.289cm">
          <draw:text-box>
            <text:p text:style-name="P3">IdPieza</text:p>
          </draw:text-box>
        </draw:frame>
        <draw:custom-shape draw:style-name="gr5" draw:text-style-name="P2" xml:id="id2" draw:id="id2" draw:layer="layout" svg:width="2.949cm" svg:height="1.934cm" svg:x="8.577cm" svg:y="6.355cm">
          <text:p text:style-name="P1">FORMAD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4" draw:layer="layout" svg:width="1.608cm" svg:height="0.98cm" svg:x="11.794cm" svg:y="6.355cm">
          <draw:text-box>
            <text:p text:style-name="P3">(1:n)</text:p>
          </draw:text-box>
        </draw:frame>
        <draw:frame draw:style-name="gr7" draw:text-style-name="P4" draw:layer="layout" svg:width="1.34cm" svg:height="0.629cm" svg:x="6.433cm" svg:y="6.631cm">
          <draw:text-box>
            <text:p text:style-name="P3">(1:N)</text:p>
          </draw:text-box>
        </draw:frame>
        <draw:frame draw:style-name="gr7" draw:text-style-name="P4" draw:layer="layout" svg:width="2.681cm" svg:height="0.629cm" svg:x="6.433cm" svg:y="7.736cm">
          <draw:text-box>
            <text:p text:style-name="P3">Pueden formar</text:p>
          </draw:text-box>
        </draw:frame>
        <draw:frame draw:style-name="gr6" draw:text-style-name="P4" draw:layer="layout" svg:width="1.608cm" svg:height="0.98cm" svg:x="11.526cm" svg:y="7.46cm">
          <draw:text-box>
            <text:p text:style-name="P3">Formados</text:p>
          </draw:text-box>
        </draw:frame>
        <draw:connector draw:style-name="gr8" draw:text-style-name="P5" draw:layer="layout" svg:x1="6.165cm" svg:y1="7.46cm" svg:x2="8.577cm" svg:y2="7.322cm" draw:start-shape="id1" draw:start-glue-point="1" draw:end-shape="id2" draw:end-glue-point="5" svg:d="M6165 7460h1205v-138h1207" svg:viewBox="0 0 2413 139">
          <text:p/>
        </draw:connector>
        <draw:connector draw:style-name="gr8" draw:text-style-name="P5" draw:layer="layout" svg:x1="11.526cm" svg:y1="7.322cm" svg:x2="13.402cm" svg:y2="7.322cm" draw:start-shape="id2" draw:start-glue-point="7" draw:end-shape="id3" draw:end-glue-point="3" svg:d="M11526 7322h1876" svg:viewBox="0 0 1877 1">
          <text:p/>
        </draw:connector>
        <draw:custom-shape draw:style-name="gr9" draw:text-style-name="P2" draw:layer="layout" svg:width="2.413cm" svg:height="1.105cm" svg:x="27.5cm" svg:y="7cm">
          <text:p text:style-name="P1">ESTANTES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6.487cm" svg:height="2.922cm" svg:x="19.5cm" svg:y="6.078cm">
          <text:p text:style-name="P1">ENCUENTRA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16T09:37:22.168000000</meta:creation-date>
    <dc:date>2024-10-16T09:48:54.371000000</dc:date>
    <meta:editing-duration>PT3M37S</meta:editing-duration>
    <meta:editing-cycles>1</meta:editing-cycles>
    <meta:document-statistic meta:object-count="13"/>
    <meta:generator>LibreOffice/24.8.0.3$Windows_X86_64 LibreOffice_project/0bdf1299c94fe897b119f97f3c613e9dca6be583</meta:generator>
  </office:meta>
</office:document-meta>
</file>